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12e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a12e1"/>
    </style:style>
    <style:style style:name="P4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T1" style:family="text">
      <style:text-properties fo:color="#ff3333"/>
    </style:style>
    <style:style style:name="T2" style:family="text">
      <style:text-properties fo:color="#0000ff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5050 bp</text:p>
      <text:p text:style-name="Preformatted_20_Text">Sequence 2: masked <text:s text:c="4"/>15103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76</text:p>
      <text:p text:style-name="Preformatted_20_Text">Guide tree file created: <text:s text:c="2"/><text:a xlink:type="simple" xlink:href="https://www.genome.jp/tools-bin/pushfile?220402190128mN1tG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85950</text:p>
      <text:p text:style-name="Preformatted_20_Text">Alignment Score 73023</text:p>
      <text:p text:style-name="Preformatted_20_Text"/>
      <text:p text:style-name="Preformatted_20_Text">CLUSTAL-Alignment file created <text:s/><text:a xlink:type="simple" xlink:href="https://www.genome.jp/tools-bin/pushfile?220402190128mN1tG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2190128mN1tG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GTGTTTTATAAAATGCAGTCATCTCAATTTCTCTTTATTGTAGCACTTACTGTCCTGAAA</text:p>
      <text:p text:style-name="Preformatted_20_Text">masked <text:s text:c="9"/>GTGTTTTATAAAATGCAGTCATCTCAATTTCTCTTTATTGTAGCACTTACTGTC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GAATTGAATGTATCTAGGGAAGAAATGCTGCCTTAACATAAGGGAATTGAATTAG</text:p>
      <text:p text:style-name="Preformatted_20_Text">masked <text:s text:c="9"/>CATGGGAATTGAATGTATCTAGGGAAGAAATGCTGCCTTAACATAAGGGAATTGA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AGACTCCACACTTCAAACAACTAGGTCAGTTGTTGTATGTTTACACAATATCAGC</text:p>
      <text:p text:style-name="Preformatted_20_Text">masked <text:s text:c="9"/>TAGCTAGACTCCACACTTCAAACAACTAGGTCAGTTGTTGTATGTTTACACAATA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GTAAAGTTATGTGGATATTACATGCTTCTAATTGGTGAATGAACATGTGACTCAG</text:p>
      <text:p text:style-name="Preformatted_20_Text">masked <text:s text:c="9"/>CAGTTGTAAAGTTATGTGGATATTACATGCTTCTAATTGGTGAATGAACATGTGA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AAGCCATAAAGATTGTATGGAACTGGGGGGTGGGGGGGCAACATATCCAATACAG</text:p>
      <text:p text:style-name="Preformatted_20_Text">masked <text:s text:c="9"/>TCTCTAAGCCATAAAGATTGTATGGAACTGGGGGGTGGGGGGGCAACATATCCAATAC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GTTCACTTAACTGATGGTAAAAGTAGCATCCTACCATAAACATATAATAAAGGGACTA</text:p>
      <text:p text:style-name="Preformatted_20_Text">masked <text:s text:c="9"/>TTGTTCACTTAACTGATGGTAAAAGTAGCATCCTACCATAAACATATAATAAAGG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GGGTCTTCAACAGAGCTGCTGGGGTCCTGAGCAGTAGGGGTCTACTGTAGGGTC</text:p>
      <text:p text:style-name="Preformatted_20_Text">masked <text:s text:c="9"/>ACTGTAGGGTCTTCAACAGAGCTGCTGGGGTCCTGAGCAGTAGGGGTCTACTGTAG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AGCTGAAACACTTCTTGAAGGACACTGAGGTAGTCATGGACACTAACTGTTGTAT</text:p>
      <text:p text:style-name="Preformatted_20_Text">masked <text:s text:c="9"/>AAATAAGCTGAAACACTTCTTGAAGGACACTGAGGTAGTCATGGACACTAACTGT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CTAATATAGCCATTTCAGGGAGGGAAATCTATAAAGATTACCCTTCTTTATCAAG</text:p>
      <text:p text:style-name="Preformatted_20_Text">masked <text:s text:c="9"/>TGGTGCTAATATAGCCATTTCAGGGAGGGAAATCTATAAAGATTACCCTTCTTTA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CTTGGCAGACAAATGAAACAAGCAGATAGGTCAGACATGGTGTAGTATGACACTAT</text:p>
      <text:p text:style-name="Preformatted_20_Text">masked <text:s text:c="9"/>GTGGCTTGGCAGACAAATGAAACAAGCAGATAGGTCAGACATGGTGTAGTATGACA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TGTGTTAGAAAGCAAAAAGACAATCGTTGCTTCACTCTATGCCTTGCTTCCTCGT</text:p>
      <text:p text:style-name="Preformatted_20_Text">masked <text:s text:c="9"/>TCCATTGTGTTAGAAAGCAAAAAGACAATCGTTGCTTCACTCTATGCCTTGCTTCCT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GATGTACCATCTCTGTGCCACTAATGTGAGGCATAATCTCTTAAACAGTGCCTTT</text:p>
      <text:p text:style-name="Preformatted_20_Text">masked <text:s text:c="9"/>GAACAGATGTACCATCTCTGTGCCACTAATGTGAGGCATAATCTCTTAAACAGTG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AAAAAACAAAAAAAAAAAAAAACAAAAAAAAACCTCTTTACTAACAGACCTTTAA</text:p>
      <text:p text:style-name="Preformatted_20_Text">masked <text:s text:c="9"/>TCCNNNNNNNNNNNNNNNNNNNNNNNNNNNNNNNNNNCCTCTTTACTAACAGACCTTTAA</text:p>
      <text:p text:style-name="Preformatted_20_Text"><text:s text:c="16"/>*** <text:s text:c="33"/>***********************</text:p>
      <text:p text:style-name="Preformatted_20_Text"/>
      <text:p text:style-name="Preformatted_20_Text">unmasked <text:s text:c="7"/>ATCAGAAATCAGTCAGATGTTACAACTAGTTGTAACGCTTTGTCAATGGGGATAGCTGAT</text:p>
      <text:p text:style-name="Preformatted_20_Text">masked <text:s text:c="9"/>ATCAGAAATCAGTCAGATGTTACAACTAGTTGTAACGCTTTGTCAATGGGGATAGC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AGTGGTTTTTTTTTTCTGTTAATACTAAGTATAAACTTGAAATAGTATTGTTAAA</text:p>
      <text:p text:style-name="Preformatted_20_Text">masked <text:s text:c="9"/>ATCTGAGTGGTTTTTTTTTTCTGTTAATACTAAGTATAAACTTGAAATAGTATTG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TGCCTAAGCAGTTGCTGAACTGAAGATCTAAGAAAATCAACTTGAAGAAAGCCTT</text:p>
      <text:p text:style-name="Preformatted_20_Text">masked <text:s text:c="9"/>TCAAATGCCTAAGCAGTTGCTGAACTGAAGATCTAAGAAAATCAACTTGAAGAAA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TCAATTCAGCAGGTCATGCAATTATATAAACCTTTCTTGCACTTTCTGTAATGCA</text:p>
      <text:p text:style-name="Preformatted_20_Text">masked <text:s text:c="9"/>AGTACTCAATTCAGCAGGTCATGCAATTATATAAACCTTTCTTGCACTTTCTGT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GCTATGAATTTAAATATTTGTCTCAAACTGGAAATGTAGAAACTTCTGGATATT</text:p>
      <text:p text:style-name="Preformatted_20_Text">masked <text:s text:c="9"/>AAAAAAGCTATGAATTTAAATATTTGTCTCAAACTGGAAATGTAGAAACTTCTGG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GCTATATAAAACTGTAGTATCTCAAGTGATGTTACCTAATGACATTAAAAAAAAG</text:p>
      <text:p text:style-name="Preformatted_20_Text">masked <text:s text:c="9"/>ACACTGCTATATAAAACTGTAGTATCTCAAGTGATGTTACCTAATGACATTAAA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CTCATAGCAAACAAACATCTGTGTGGCTGTTGGTTTTGTCCTTATAACTCAATTG</text:p>
      <text:p text:style-name="Preformatted_20_Text">masked <text:s text:c="9"/>CAACTCTCATAGCAAACAAACATCTGTGTGGCTGTTGGTTTTGTCCTTATAACTCAAT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TGGTCTAATTGATTTTATGATTTTTGGTGCTGGCTAAGAATGGTTTGTGTCACAGGTT</text:p>
      <text:p text:style-name="Preformatted_20_Text">masked <text:s text:c="9"/>TTTGGTCTAATTGATTTTATGATTTTTGGTGCTGGCTAAGAATGGTTTGTGTCAC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CATAGCTGTTTGGCAGCATACTCCTAAGTCTTTGTGTAGCATCTTGTGTCTCAGG</text:p>
      <text:p text:style-name="Preformatted_20_Text">masked <text:s text:c="9"/>CCTAACATAGCTGTTTGGCAGCATACTCCTAAGTCTTTGTGTAGCATCTTGTGTCT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TTTGACACAAGTTGCTCCTCAGTAAGTTCTCAGCTGACTTAGAAAAGTATCTCCTA</text:p>
      <text:p text:style-name="Preformatted_20_Text">masked <text:s text:c="9"/>CCTCTTTGACACAAGTTGCTCCTCAGTAAGTTCTCAGCTGACTTAGAAAAGTATCT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TAATGTGTATAGCCAACAAGAATAAATAAATGGGAAATTTTCTGTCTCAGGTAGCT</text:p>
      <text:p text:style-name="Preformatted_20_Text">masked <text:s text:c="9"/>CTACTAATGTGTATAGCCAACAAGAATAAATAAATGGGAAATTTTCTGTCTCAGG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CCATAATTTTTGCTGAATAATTTTAAGTTCTTGCTTACTTAAATCAGTTGTTATAG</text:p>
      <text:p text:style-name="Preformatted_20_Text">masked <text:s text:c="9"/>GTCACCATAATTTTTGCTGAATAATTTTAAGTTCTTGCTTACTTAAATCAGTTGTT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GATGATTAGTAGTTTGAAAAATGCTTATTTGGAAGACAGTTCATTTCCATACTGA</text:p>
      <text:p text:style-name="Preformatted_20_Text">masked <text:s text:c="9"/>GCATTGATGATTAGTAGTTTGAAAAATGCTTATTTGGAAGACAGTTCATTTCCAT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AGACCTTCAAAGAATCATAAAGGATCACTTCTGGAATCACAAGGAAACGTGATTT</text:p>
      <text:p text:style-name="Preformatted_20_Text">masked <text:s text:c="9"/>AGTACAGACCTTCAAAGAATCATAAAGGATCACTTCTGGAATCACAAGGAAACGT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TTGGAGATACTACCTAATCTAAAACTTAAAAAATAAAAATTCTATTCTTTAGAGA</text:p>
      <text:p text:style-name="Preformatted_20_Text">masked <text:s text:c="9"/>AGTATTTGGAGATACTACCTAATCTAAAACTTAAAAAATAAAAATTCTATTCTTT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TGAAGGGCTACACTTTTAAATACACTATACATTTGAAATCAGCAAATAATCATTT</text:p>
      <text:p text:style-name="Preformatted_20_Text">masked <text:s text:c="9"/>TTAAGTGAAGGGCTACACTTTTAAATACACTATACATTTGAAATCAGCAAATAAT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CTTTTCAAGATAAAATTAATAGCCCTAGGATGCTGGAGATTGACAACAGCTGTCA</text:p>
      <text:p text:style-name="Preformatted_20_Text">masked <text:s text:c="9"/>AGGAGCTTTTCAAGATAAAATTAATAGCCCTAGGATGCTGGAGATTGACAACAGC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ACCAAATTATAAAAAAAATTGGTTTGGAAGGCACCTGTTGTGGGTGGGGTTTCCA</text:p>
      <text:p text:style-name="Preformatted_20_Text">masked <text:s text:c="9"/>AGATCACCAAATTATAAAAAAAATTGGTTTGGAAGGCACCTGTTGTGGGTGGGGTT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CCAGAGCAGGCTGCCTATGGCCTCA<text:span text:style-name="T2">TCCAGCCTGGTCTTGAACTTCTCCAGGGATG</text:span></text:p>
      <text:p text:style-name="Preformatted_20_Text">masked <text:s text:c="9"/>CCCACCAGAGCAGGCTGCCTATGGCCTCANNNNNNNNNNNNNNNNNNNNNNNNNNNNNNN</text:p>
      <text:p text:style-name="Preformatted_20_Text"><text:s text:c="16"/>***************************** <text:s text:c="30"/></text:p>
      <text:p text:style-name="Preformatted_20_Text"/>
      <text:p text:style-name="Preformatted_20_Text">unmasked <text:s text:c="7"/><text:span text:style-name="T2">GGACACCCATTGCTCTCTGGGCAGCCAGTGCCTCACTACCCTCTGTACGAAGAATTTCCA</text:span>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<text:span text:style-name="T2">CCTAACATAAATTTCACTTATTTTAGGTTTAAAGCCATTCTCCCTTTTACTGTCACTATC</text:span>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<text:span text:style-name="T2">AGACCATGTAGAGAGTTGGTTTCCTTTCTGTTTATAAGCTCCCTTTAAATATTGTAAGGC</text:span>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<text:span text:style-name="T2">TGC</text:span>AAGGAGGTATCCCTGGAGCCTTCTCAAATGAGTTTTTTGCAAATGGGGCTCATCACA</text:p>
      <text:p text:style-name="Preformatted_20_Text">masked <text:s text:c="9"/>NNNAAGGAGGTATCCCTGGAGCCTTCTCAAATGAGTTTTTTGCAAATGGGGCTCATCACA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TTGGATTATTGCTACATAAAATTTGTTCCTAGAGATGAAATCATCACAAATCAAGGGTTG</text:p>
      <text:p text:style-name="Preformatted_20_Text">masked <text:s text:c="9"/>TTGGATTATTGCTACATAAAATTTGTTCCTAGAGATGAAATCATCACAAATCAAGG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GGAGAGAAAAAAAAAAAAAAGCAAAAAAACTGTCAGCCTTATTCCAGCCCTCCAAA</text:p>
      <text:p text:style-name="Preformatted_20_Text">masked <text:s text:c="9"/>GATAGGAGAGNNNNNNNNNNNNNNNNNNNNNNNCTGTCAGCCTTATTCCAGCCCTCCAAA</text:p>
      <text:p text:style-name="Preformatted_20_Text"><text:s text:c="16"/>********** <text:s text:c="22"/>***************************</text:p>
      <text:p text:style-name="Preformatted_20_Text"/>
      <text:p text:style-name="Preformatted_20_Text">unmasked <text:s text:c="7"/>AAATGGGGAACAAAAAAATAAAAGTGTATTTCCCAATTGTGCATCATAGCATAAAATATT</text:p>
      <text:p text:style-name="Preformatted_20_Text">masked <text:s text:c="9"/>AAATGGGGAACAAAAAAATAAAAGTGTATTTCCCAATTGTGCATCATAGCATAA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GAATAGTTTATATATAGTTTGATTTCAAATACTTAAATAATATTTAACTGCTAAAC</text:p>
      <text:p text:style-name="Preformatted_20_Text">masked <text:s text:c="9"/>CTTAGAATAGTTTATATATAGTTTGATTTCAAATACTTAAATAATATTTAACTGCT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GTTATTATGAGTTATTTCTGTCTTGAGGTTATGCACAACACATGGTATCCTAAAT</text:p>
      <text:p text:style-name="Preformatted_20_Text">masked <text:s text:c="9"/>AACAGGTTATTATGAGTTATTTCTGTCTTGAGGTTATGCACAACACATGGTATCC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GATCTGGGTTACAACAAAAGTTCTGAATAAGAATGAACTTCCAGAGAGTTGGCTT</text:p>
      <text:p text:style-name="Preformatted_20_Text">masked <text:s text:c="9"/>TCTTAGATCTGGGTTACAACAAAAGTTCTGAATAAGAATGAACTTCCAGAGAGTTG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TTGGACTTTGGTGACAGAGACTTGAAAAGGCATCAAAACAAAAGAAGTATTGCTCT</text:p>
      <text:p text:style-name="Preformatted_20_Text">masked <text:s text:c="9"/>GGGGTTGGACTTTGGTGACAGAGACTTGAAAAGGCATCAAAACAAAAGAAGTATT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ATTAGTAGGAAGAGAAGAAGGAATGTTAGTACTTTATTCTTTCTGTGTTCCACAT</text:p>
      <text:p text:style-name="Preformatted_20_Text">masked <text:s text:c="9"/>TCTGTATTAGTAGGAAGAGAAGAAGGAATGTTAGTACTTTATTCTTTCTGTGTTC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CTCAAAGATGTTAAGAGTAACATCCTCAGCCAAGGATCCACTTACTGCAGGAAC</text:p>
      <text:p text:style-name="Preformatted_20_Text">masked <text:s text:c="9"/>GAGAATCTCAAAGATGTTAAGAGTAACATCCTCAGCCAAGGATCCACTTACTGC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TACGGTCAAGAGGCTTCTGGGGAGAGAGTTGTTTAGGGGCAATAGGTAGTGGGAC</text:p>
      <text:p text:style-name="Preformatted_20_Text">masked <text:s text:c="9"/>TAGCTTACGGTCAAGAGGCTTCTGGGGAGAGAGTTGTTTAGGGGCAATAGGTAGTG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GTGATATAGATAGGCACTGCAGCAGCTGCTGGAAGTGTTTAATACTAGTATATATGA</text:p>
      <text:p text:style-name="Preformatted_20_Text">masked <text:s text:c="9"/>TCCGTGATATAGATAGGCACTGCAGCAGCTGCTGGAAGTGTTTAATACTAGTAT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AAAGGTATGAGGCATCAGAGCCAGGCTGGGTAAGCTGAGAGTAAAAAGGATTGTC</text:p>
      <text:p text:style-name="Preformatted_20_Text">masked <text:s text:c="9"/>CAGTGAAAGGTATGAGGCATCAGAGCCAGGCTGGGTAAGCTGAGAGTAAAAAGGA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ACTCTGTGATTACTGAGCTATTGAAGATTCAATGGTTAGAAACAGACATCTGTC</text:p>
      <text:p text:style-name="Preformatted_20_Text">masked <text:s text:c="9"/>AAACAAACTCTGTGATTACTGAGCTATTGAAGATTCAATGGTTAGAAACAGACA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AGTATCTCAGTAACAGCTTACTACATATGTAGCATGAACACATAATAAATAGTGC</text:p>
      <text:p text:style-name="Preformatted_20_Text"><text:soft-page-break/>masked <text:s text:c="9"/>AATTTAGTATCTCAGTAACAGCTTACTACATATGTAGCATGAACACATAATAAATA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GTTGAAGAGACTGGTGTTATCCTCCTGGTCCAAAAAGCAGTTTTCTCAGGGTTT</text:p>
      <text:p text:style-name="Preformatted_20_Text">masked <text:s text:c="9"/>TCAAAAGTTGAAGAGACTGGTGTTATCCTCCTGGTCCAAAAAGCAGTTTTCTCAGG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TCAGGTTACATTTGTTTTGTCTTCTGCTGCATTTATACAAGGAAAGGGGGTCATT</text:p>
      <text:p text:style-name="Preformatted_20_Text">masked <text:s text:c="9"/>TGGAATCAGGTTACATTTGTTTTGTCTTCTGCTGCATTTATACAAGGAAAGGGGG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AGAGGGCAATGCACTGCATGCAACGAAAGCTCCATCACACTGTGGGAAATGCGGA</text:p>
      <text:p text:style-name="Preformatted_20_Text">masked <text:s text:c="9"/>AGAGTAGAGGGCAATGCACTGCATGCAACGAAAGCTCCATCACACTGTGGGAAATGC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TGATCAGGTGGGTGCAGCAAAGGAGGTCCCACTGTAGTACAGAGGCAGCAGCATT</text:p>
      <text:p text:style-name="Preformatted_20_Text">masked <text:s text:c="9"/>TCTGCTGATCAGGTGGGTGCAGCAAAGGAGGTCCCACTGTAGTACAGAGGCAGCA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GGAAGAGTGCAGAGGGAGACTTGCAGTGGAGTGGATGGATACTCAGCATGAAAGG</text:p>
      <text:p text:style-name="Preformatted_20_Text">masked <text:s text:c="9"/>AACCTGGAAGAGTGCAGAGGGAGACTTGCAGTGGAGTGGATGGATACTCAGCATG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TTGGAATAATTACAAAAAGCAATCTAGTTAGACTTCAATATCTCATCATTCTTC</text:p>
      <text:p text:style-name="Preformatted_20_Text">masked <text:s text:c="9"/>CCAAAATTGGAATAATTACAAAAAGCAATCTAGTTAGACTTCAATATCTCATCAT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TGCAGCATTGCTACCTGTGAAGATAAGGTCACTTAAAATTACTGGCCTTGGTTTT</text:p>
      <text:p text:style-name="Preformatted_20_Text">masked <text:s text:c="9"/>TGCTGTGCAGCATTGCTACCTGTGAAGATAAGGTCACTTAAAATTACTGGCCTT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GGACAAGTCATCCTACAGTGCCTTGGTATGTACAGTCTAAGTGTCAAGAGTCAC</text:p>
      <text:p text:style-name="Preformatted_20_Text">masked <text:s text:c="9"/>TAAAATGGACAAGTCATCCTACAGTGCCTTGGTATGTACAGTCTAAGTGTCAAGAG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TATAACATGATAGCCTTTCACTTACTGTCAGGAGTTTCACAGTGTTTGACATT</text:p>
      <text:p text:style-name="Preformatted_20_Text">masked <text:s text:c="9"/>ATTTTTTTATAACATGATAGCCTTTCACTTACTGTCAGGAGTTTCACAGTGTTTG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ACTAAAATGAAGAGTCACACTGGAAATTAAAGGTCTTCATCTGAAACTGAACTGGC</text:p>
      <text:p text:style-name="Preformatted_20_Text">masked <text:s text:c="9"/>GGGCACTAAAATGAAGAGTCACACTGGAAATTAAAGGTCTTCATCTGAAACTGAACT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ATTACACTCCGCAAGCTATAAATACTAAGATAGCTAAGCACTTGCCTGCTTTTTC</text:p>
      <text:p text:style-name="Preformatted_20_Text">masked <text:s text:c="9"/>AAAGCATTACACTCCGCAAGCTATAAATACTAAGATAGCTAAGCACTTGCCTGC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ATAAGCTAGCCTACTAGCAAATAACATGTTTATTCATGAGCTTTCTTTTAACTCT</text:p>
      <text:p text:style-name="Preformatted_20_Text">masked <text:s text:c="9"/>CAACTATAAGCTAGCCTACTAGCAAATAACATGTTTATTCATGAGCTTTCTTTTAA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ACATTTAGACATTTATTTGGGCTTAAAGACAATTCCACAAGCTTAATAAGCTCAG</text:p>
      <text:p text:style-name="Preformatted_20_Text">masked <text:s text:c="9"/>GGAAAACATTTAGACATTTATTTGGGCTTAAAGACAATTCCACAAGCTTAATAAG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AGAAAGTCATATTGAAACACTGTGCCAATTTGAGATGTGCTGGTGTGCCTTTAGC</text:p>
      <text:p text:style-name="Preformatted_20_Text">masked <text:s text:c="9"/>AAATTAGAAAGTCATATTGAAACACTGTGCCAATTTGAGATGTGCTGGTGTGCCTTTAG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TAAGCAAAAAGATCACAGCCACGATCTGAAAAGGGGAACTGCAGATGTTCCCTGTGTA</text:p>
      <text:p text:style-name="Preformatted_20_Text">masked <text:s text:c="9"/>TTTAAGCAAAAAGATCACAGCCACGATCTGAAAAGGGGAACTGCAGATGTTCCC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GTTTGATTCTCTTCAGTAACATGACCCACCAGAAGAGCAGGAACATGCACAAAGA</text:p>
      <text:p text:style-name="Preformatted_20_Text">masked <text:s text:c="9"/>TAATTGTTTGATTCTCTTCAGTAACATGACCCACCAGAAGAGCAGGAACATGCAC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GAAGTCTTAGAAATCTCTGAGTTTTTTTCTCATGTAATTTTAAGCCATCAAAGAA</text:p>
      <text:p text:style-name="Preformatted_20_Text">masked <text:s text:c="9"/>TTTAAGAAGTCTTAGAAATCTCTGAGTTTTTTTCTCATGTAATTTTAAGCCATCA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AGGCAGTTGTAAACCTAAGTAACAAGTACTTCTATGAAAGAGGCAGAAAACAGAA</text:p>
      <text:p text:style-name="Preformatted_20_Text">masked <text:s text:c="9"/>AAGTTAGGCAGTTGTAAACCTAAGTAACAAGTACTTCTATGAAAGAGGCAGAAAA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TTCCAGAATATTGATCTACATTTTAAATACAAACTCAAATCTGATTTTAGTATCC</text:p>
      <text:p text:style-name="Preformatted_20_Text">masked <text:s text:c="9"/>AATGCTTCCAGAATATTGATCTACATTTTAAATACAAACTCAAATCTGATTTTAGT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CGGGGCTGTACCAGCATGTGGGTTTTTTTGACAG<text:span text:style-name="T1">CTCTGCAGAAAAAGCTTTCCAC</text:span></text:p>
      <text:p text:style-name="Preformatted_20_Text">masked <text:s text:c="9"/>TGCCCGGGGCTGTACCAGCATGTGGGTTTTTTTGACAG<text:span text:style-name="T1">CTCTGCAGAAAAAGCTTTCC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GGATGAAAATACTGAAGGCTGTAGCTTCAACAGAGTGAAGGATGAGCAGCTGGAGTGC</text:span></text:p>
      <text:p text:style-name="Preformatted_20_Text">masked <text:s text:c="9"/><text:span text:style-name="T1">GGGGATGAAAATACTGAAGGCTGTAGCTTCAACAGAGTGAAGGATGAGCAGCTGGAGTG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GGGCGCACTGTGACCTATGCACCTAGAAGAAC</text:span>CGTAAGCTATATCTGAATGTCTTCAT</text:p>
      <text:p text:style-name="Preformatted_20_Text">masked <text:s text:c="9"/><text:span text:style-name="T1">ATGGGCGCACTGTGACCTATGCACCTAGAAGAAC</text:span>CGTAAGCTATATCTGAATGTC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AAGCAACAATCAAAAAAACATTATCTGTTTATGGGAAAATAACAAATTGCAGCCCC</text:p>
      <text:p text:style-name="Preformatted_20_Text">masked <text:s text:c="9"/>ACCAAAGCAACAATCAAAAAAACATTATCTGTTTATGGGAAAATAACAAATTGCAG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TAGCAGGTGTGAGATTTGATGAAGCTCATAATCATTTCAGACCTGAAACCACAAT</text:p>
      <text:p text:style-name="Preformatted_20_Text">masked <text:s text:c="9"/>TAGAATAGCAGGTGTGAGATTTGATGAAGCTCATAATCATTTCAGACCTGAAACCA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GGGAACACTGTGTCCAGATGTACAGAGCTAGTCAAGTACTCACATGGAAAATTTT</text:p>
      <text:p text:style-name="Preformatted_20_Text">masked <text:s text:c="9"/>AATAAGGGAACACTGTGTCCAGATGTACAGAGCTAGTCAAGTACTCACATGGAAA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AAAAAAATAGATTTTTATGGCCATGTGGATATTCCTATTAAGAATACTGCTTTTT</text:p>
      <text:p text:style-name="Preformatted_20_Text">masked <text:s text:c="9"/>TGTGGAAAAAAATAGATTTTTATGGCCATGTGGATATTCCTATTAAGAATACTG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TTTTAAACATTAAAGAAGCAATCTTTTCAGCTAGAATAGGTTTTTCTTTCTTTAGG</text:p>
      <text:p text:style-name="Preformatted_20_Text">masked <text:s text:c="9"/>CCCCTTTTAAACATTAAAGAAGCAATCTTTTCAGCTAGAATAGGTTTTTCTTTCT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CTCTTTTGAGATTACAAAAAAAAAATGAAAGACTTGAAAGCAGATAAAATATTTATG</text:p>
      <text:p text:style-name="Preformatted_20_Text">masked <text:s text:c="9"/>GACCTCTTTTGAGATTACAAAAAAAAAATGAAAGACTTGAAAGCAGATAAAATA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TTTCCTCCCAGGATTCAAAATAATGGAAATAATGAGATAAATAAATAGATACAAT</text:p>
      <text:p text:style-name="Preformatted_20_Text">masked <text:s text:c="9"/>ATGTATTTCCTCCCAGGATTCANNNNNNNNNNNNNNNNNNNNNNNNNNNNNNNNNNNNNN</text:p>
      <text:p text:style-name="Preformatted_20_Text"><text:s text:c="16"/>********************** <text:s text:c="37"/></text:p>
      <text:p text:style-name="Preformatted_20_Text"><text:soft-page-break/></text:p>
      <text:p text:style-name="Preformatted_20_Text">unmasked <text:s text:c="7"/>AAGCATATCTACATACCTGCTAAGATTTTGTTTGTTTGTTTGTTTACAACATAAGTTGTG</text:p>
      <text:p text:style-name="Preformatted_20_Text">masked <text:s text:c="9"/>NNGCATATCTACATACCTGCTAAGATTTTGTTTGTTTGTTTGTTTACAACATAAGTTGTG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CCAGTGGATTTTCAACCAATAATATCTCTGGAAATGCTTAATTTTGAAAAGTTGTAAGTT</text:p>
      <text:p text:style-name="Preformatted_20_Text">masked <text:s text:c="9"/>CCAGTGGATTTTCAACCAATAATATCTCTGGAAATGCTTAATTTTGAAAAGTTGT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GAAAATTCCTTATTTCTGACAGTACTCTTTTCTTTCTACGCACATTAGAACTTTT</text:p>
      <text:p text:style-name="Preformatted_20_Text">masked <text:s text:c="9"/>CAGCTGAAAATTCCTTATTTCTGACAGTACTCTTTTCTTTCTACGCACATTAGAA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TATTTCAAG<text:span text:style-name="T1">ATTCATACTAGAAGTGTTGAAGGTTTCAGATAGTTTGGCAGAAAAA</text:span></text:p>
      <text:p text:style-name="Preformatted_20_Text">masked <text:s text:c="9"/>ATTAATATTTCAAG<text:span text:style-name="T1">ATTCATACTAGAAGTGTTGAAGGTTTCAGATAGTTTGGCAGAA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TGACTG</text:span>GTAGACGAGAAGCTGGACATGAGCCAGCAGTGTGCGCTTGCAGCCCAGAAGG</text:p>
      <text:p text:style-name="Preformatted_20_Text">masked <text:s text:c="9"/><text:span text:style-name="T1">CATGACTG</text:span>NNNNNNNNNNNNNNNNNNNNNNNNNNNNNNNNNNNNNNNNNNNNNNNNNNNN</text:p>
      <text:p text:style-name="Preformatted_20_Text"><text:s text:c="16"/>******** <text:s text:c="51"/></text:p>
      <text:p text:style-name="Preformatted_20_Text"/>
      <text:p text:style-name="Preformatted_20_Text">unmasked <text:s text:c="7"/>CCAACTGTGTCCTGGGCTGTGTTAAAAGAGGAGTGGCCAGCAGGGATTGGGAGGTGA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CCTCTACTCAGCTCTTGAGAGGCCCCATCTGGAGTACTGCGACCAGGCATGG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CACAAGAAAGATGCAGAGCTCTTGGAGCAGGTCCAGAGGAGGGCCAATGAGA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AGAGCTGGAGCACCTCTCCTATAAGGAGAGGTTGAGGGAACTGGGCTTGTTC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AGAAGAGAAGGCTCTGGCGCGACCTCACTGTGGCCTTCCAGTACATGAAGGGA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AACAGGAGGGAGAATGACTGTTTATGAGGGCAGATAGTGATAAGACAGAGGGG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TTAAACTGGAACAGGGGAGGTTTAGGTTAGATATTAGGAGGAAGTTTTTCACCCC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GTGACACATTGGAACAGGTTGCCCAAGGAGGTTATGGATGCCCCATCCCTG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TCAGGGCTAGGCTGGATGTGGCTCTGGGCAGCCTGGTCTGGTGGTTGGCGACC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TAGCAAGGGGGTTGAAACTTGATGATCTTTGTGGTCCTTTTCAACCCAGGCCATTCT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ATGAT<text:span text:style-name="T1">ATATGTAGAGCTGAGAAATTGACCATGTCCACCTCAAAGAACTGCAACCAGACTG</text:span></text:p>
      <text:p text:style-name="Preformatted_20_Text">masked <text:s text:c="9"/>NNNNN<text:span text:style-name="T1">ATATGTAGAGCTGAGAAATTGACCATGTCCACCTCAAAGAACTGCAACCAGACTG</text:span>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<text:span text:style-name="T1">GCACTGACTTTCAGTGTAAATCTG</text:span>TTAGGTTTTGGATTTGTATCATAGTGAGTTGTGTTA</text:p>
      <text:p text:style-name="Preformatted_20_Text">masked <text:s text:c="9"/><text:span text:style-name="T1">GCACTGACTTTCAGTGTAAATCTG</text:span>TTAGGTTTTGGATTTGTATCATAGTGAGTTG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CAGCAAATCACATTTTACTCAGTTCTATGAAGAAATTCACCCAGTTACTATTCAA</text:p>
      <text:p text:style-name="Preformatted_20_Text">masked <text:s text:c="9"/>TAATTCAGCAAATCACATTTTACTCAGTTCTATGAAGAAATTCACCCAGTTACTAT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ACTGAATATACAAAAAGAGGCATACGTTTTAGTGATTTTCTACTAGAGAATGCTT</text:p>
      <text:p text:style-name="Preformatted_20_Text">masked <text:s text:c="9"/>GTCAAACTGAATATACAAAAAGAGGCATACGTTTTAGTGATTTTCTACTAGAGA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AAGGCATGTTTTAATGTTAGAGAGTATCCAGTATGTAGATGTGTGGGTTGCAAAG</text:p>
      <text:p text:style-name="Preformatted_20_Text">masked <text:s text:c="9"/>TCCCAAAGGCATGTTTTAATGTTAGAGAGTATCCAGTATGTAGATGTGTGGGTTG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AGACAAAACCAAAACATGAAAAATGCTTAAGAGGTCAGATATATTAGGTCAAATT</text:p>
      <text:p text:style-name="Preformatted_20_Text">masked <text:s text:c="9"/>CCATAAGACAAAACCAAAACATGAAAAATGCTTAAGAGGTCAGATATATTAGGTC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TTTTTTTCTGGAATTTTTCACTCAGTGTTTTAAAACTGTCCATAATATGAGTGTTC</text:p>
      <text:p text:style-name="Preformatted_20_Text">masked <text:s text:c="9"/>TAATTTTTTTTCTGGAATTTTTCACTCAGTGTTTTAAAACTGTCCATAATATGAG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CTAACACACACTTTCTACCTCGTACACAATAACTGTTTTATGAAAAATCACTGA</text:p>
      <text:p text:style-name="Preformatted_20_Text">masked <text:s text:c="9"/>TTTGTTCTAACACACACTTTCTACCTCGTACACAATAACTGTTTTATGAAAAATC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TATAGGATTGAAGGAAAACTAATGGAAAGGATATGGAGGCGTAGTATCTAAAGT</text:p>
      <text:p text:style-name="Preformatted_20_Text">masked <text:s text:c="9"/>GAAAAATATAGGATTGAAGGAAAACTAATGGAAAGGATATGGAGGCGTAGTATCT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GGTACATGCCATCTGGGAACAAGGAAGCTGCTAGATTCAAAGATCTGAATTTGTA</text:p>
      <text:p text:style-name="Preformatted_20_Text">masked <text:s text:c="9"/>GATATGGTACATGCCATCTGGGAACAAGGAAGCTGCTAGATTCAAAGATCTGAA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ATACAGGTATGGCATATGAATTAATGTAATTTACAAGAAACATCACAAATAAAAA</text:p>
      <text:p text:style-name="Preformatted_20_Text">masked <text:s text:c="9"/>AAGCAATACAGGTATGGCATATGAATTAATGTAATTTACAAGAAACATCACAAA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AGCATAAGTTAGTGATAATAATACTAACCAAAACAGAAAAGGAGAGATGGTGAA</text:p>
      <text:p text:style-name="Preformatted_20_Text">masked <text:s text:c="9"/>TACACTAGCATAAGTTAGTGATAATAATACTAACCAAAACAGAAAAGGAGAGATGG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CTGTAGTCATTGTTGATATTGTCTTTTTCTCAAATACTGAAAAGTCCAAATGTAG</text:p>
      <text:p text:style-name="Preformatted_20_Text">masked <text:s text:c="9"/>TGAATCTGTAGTCATTGTTGATATTGTCTTTTTCTCAAATACTGAAAAGTCCAAA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AAATTAGAAAGAATGTGTTTAATTATTAGTTCACAGCCATTGCATGACACCTAC</text:p>
      <text:p text:style-name="Preformatted_20_Text">masked <text:s text:c="9"/>AATGAAAAATTAGAAAGAATGTGTTTAATTATTAGTTCACAGCCATTGCATGACAC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GAGTTAGTTAATATCTGCACGTGTTGTTTTATTATGATGGAGACATATTTATCTCA</text:p>
      <text:p text:style-name="Preformatted_20_Text"><text:soft-page-break/>masked <text:s text:c="9"/>AGGGGAGTTAGTTAATATCTGCACGTGTTGTTTTATTATGATGGAGACATATTTA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TAAAAAACAGTTGTACAACAAAATTGTGTATAACCTATGGTAGCTGACACCAGT</text:p>
      <text:p text:style-name="Preformatted_20_Text">masked <text:s text:c="9"/>CATTTTTAAAAAACAGTTGTACAACAAAATTGTGTATAACCTATGGTAGCTGACAC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CATTTTTCCACTCTTACTTTAGAACACCAATTATTATAGTGTGTATCCTCCAAAC</text:p>
      <text:p text:style-name="Preformatted_20_Text">masked <text:s text:c="9"/>ATAATCATTTTTCCACTCTTACTTTAGAACACCAATTATTATAGTGTGTATCCTCC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TAATTTAAACAAATAAGAAACAATTCTTTGTTGATACTCAATTAATATTTTCCTG</text:p>
      <text:p text:style-name="Preformatted_20_Text">masked <text:s text:c="9"/>AGCAATAATTTAAACAAATAAGAAACAATTCTTTGTTGATACTCAATTAATATT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CTCCTAACATACAATTAAAAAAATATTAATGAGAAACCATTAGAAGAAATAATAAC</text:p>
      <text:p text:style-name="Preformatted_20_Text">masked <text:s text:c="9"/>TATTCTCCTAACATACAATTAAAAAAATATTAATGAGAAACCATTAGAAGAAATAA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AATAGAGAGCAGTTCTCCACAACTTACTTTTCTTAGCTATCTCAGTAAACTAA</text:p>
      <text:p text:style-name="Preformatted_20_Text">masked <text:s text:c="9"/>ATTTTTTAATAGAGAGCAGTTCTCCACAACTTACTTTTCTTAGCTATCTCAGTAAA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AAATTTAGCAGTATGGCTTATTCTTTTCATTTGAAGGAAGGAGAGCAAAAATTGC</text:p>
      <text:p text:style-name="Preformatted_20_Text">masked <text:s text:c="9"/>AAATTAAATTTAGCAGTATGGCTTATTCTTTTCATTTGAAGGAAGGAGAGCAAAAA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AAGTAATGAAAGAATAAAAAGGGAAAGATCTCAGTGAAGAATAAGCTGGGAGTAT</text:p>
      <text:p text:style-name="Preformatted_20_Text">masked <text:s text:c="9"/>TTGTTAAGTAATGAAAGAATAAAAAGGGAAAGATCTCAGTGAAGAATAAGCTGGG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AATGTCTATCTGGAAAAAAAGAAAAGATTTATTTTTATATTAG<text:span text:style-name="T1">GTTAATGTGTGA</text:span></text:p>
      <text:p text:style-name="Preformatted_20_Text">masked <text:s text:c="9"/>CATTTAATGTCTATCTGGAAAAAAAGAAAAGATTTATTTTTATATTAG<text:span text:style-name="T1">GTTAATGTGT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TGACAATTTGTGTGTAACAAAGATGGTGACTGTAGAGATTTTTCTAATGAAGGCAAAT</text:span></text:p>
      <text:p text:style-name="Preformatted_20_Text">masked <text:s text:c="9"/><text:span text:style-name="T1">AGTGACAATTTGTGTGTAACAAAGATGGTGACTGTAGAGATTTTTCTAATGAAGGCAA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AAATTTGTACCACAGTCACCATGCCATAATGATCACATTGATAGGCAGGAAGTTGGCA</text:span></text:p>
      <text:p text:style-name="Preformatted_20_Text">masked <text:s text:c="9"/><text:span text:style-name="T1">GTAAATTTGTACCACAGTCACCATGCCATAATGATCACATTGATAGGCAGGAAGTTGG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AAGGGCAAGA</text:span>GTATGCAATGAACAAAAACATAGTTTTGGACATTGTGAAGACTCTAGA</text:p>
      <text:p text:style-name="Preformatted_20_Text">masked <text:s text:c="9"/><text:span text:style-name="T1">GGAAGGGCAAGA</text:span>GTATGCAATGAACAAAAACATAGTTTTGGACATTGTGAAGACTC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CTCCAAAGGCAACAGAAAACACTGGGGTAGGCAGGCATTCCCTGAAGTGGAATCG</text:p>
      <text:p text:style-name="Preformatted_20_Text">masked <text:s text:c="9"/>ACTGTCTCCAAAGGCAACAGAAAACACTGGGGTAGGCAGGCATTCCCTGAAGTGGAA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CTCATTTGTGTACTGAAATGCAACATAGCTTTTGGAAGAACATCTGACAACTGTAC</text:p>
      <text:p text:style-name="Preformatted_20_Text">masked <text:s text:c="9"/>TGTTCTCATTTGTGTACTGAAATGCAACATAGCTTTTGGAAGAACATCTGACAACT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GTGTACCTAAAGATGACAAATATATATCCAGACAGTGAATTCTAAGTAAGTCAA</text:p>
      <text:p text:style-name="Preformatted_20_Text">masked <text:s text:c="9"/>TATGTTGTGTACCTAAAGATGACAAATATATATCCAGACAGTGAATTCTAAGTAAGTC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CAATATGCTAATATGCAGAATCATATATAGATACAATATGAATATTTTTACAGTTATTA</text:p>
      <text:p text:style-name="Preformatted_20_Text">masked <text:s text:c="9"/>GCAATATGCTAATATGCAGAATCATATATAGATACAATATGAA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unmasked <text:s text:c="7"/>TTTAAATATTATATGTATTATTTATTTATTTATTCATTCATTCATTTATTTCTTTGTTTT</text:p>
      <text:p text:style-name="Preformatted_20_Text">masked <text:s text:c="9"/>NNNNNNNNNNNNNNNNNNNNNNNNNNNNNNNNNNNNNNNNNNNNNNNNNNNNNNNNNNNT</text:p>
      <text:p text:style-name="Preformatted_20_Text"><text:s text:c="75"/>*</text:p>
      <text:p text:style-name="Preformatted_20_Text"/>
      <text:p text:style-name="Preformatted_20_Text">unmasked <text:s text:c="7"/>AAGTAACATTTCATAAGTAATCAGTCATTCCCAATTACTTTACTTACACACTGCCTGCAG</text:p>
      <text:p text:style-name="Preformatted_20_Text">masked <text:s text:c="9"/>AAGTAACATTTCATAAGTAATCAGTCATTCCCAATTACTTTACTTACACACTGCCT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GTTTCTCAGTATTACACTGTCCACTTCCCCAGAAAGTGGAACAGATGAAAACACT</text:p>
      <text:p text:style-name="Preformatted_20_Text">masked <text:s text:c="9"/>CTTTAGTTTCTCAGTATTACACTGTCCACTTCCCCAGAAAGTGGAACAGATGAA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TACCACCTTGTGTTGAGATGGAAAGGGTGCAGCCTGCATTTCATTGTGGAACAGCG</text:p>
      <text:p text:style-name="Preformatted_20_Text">masked <text:s text:c="9"/>ATAGTACCACCTTGTGTTGAGATGGAAAGGGTGCAGCCTGCATTTCATTGTGGAACAG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ACCCAACAGTCATCCTTTGTAGCAATGAGGAATAAGCTTTATAGGCATTTTTAAA</text:p>
      <text:p text:style-name="Preformatted_20_Text">masked <text:s text:c="9"/>TGACTACCCAACAGTCATCCTTTGTAGCAATGAGGAATAAGCTTTATAGGCATT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GTTTTATTAATTATTTCTATTCTAATAAATTACTGAAGGCTTTCATGAGACATGT</text:p>
      <text:p text:style-name="Preformatted_20_Text">masked <text:s text:c="9"/>AGCAGGTTTTATTAATTATTTCTATTCTAATAAATTACTGAAGGCTTTCATGAGAC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GTTTGGTAGTGATGCTGGCGACTTGCATGACTTGAAACCTATTTTCTATGCTTA</text:p>
      <text:p text:style-name="Preformatted_20_Text">masked <text:s text:c="9"/>ATAGAAGTTTGGTAGTGATGCTGGCGACTTGCATGACTTGAAACCTATTTTCTATG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GTACAGGGACATGCCATAAATATTGTGGTCCTTGGAAAGACTGAAAACTTTACAG</text:p>
      <text:p text:style-name="Preformatted_20_Text">masked <text:s text:c="9"/>GCTAGGTACAGGGACATGCCATAAATATTGTGGTCCTTGGAAAGACTGAAAACTTT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TATGATAGAATGTGACAGAAAGGCATAACAAACAAACAAACAAACAAAATGCAA</text:p>
      <text:p text:style-name="Preformatted_20_Text">masked <text:s text:c="9"/>ATAGAATATGATAGAATGTGACAGAAAGGCATNNNNNNNNNNNNNNNNNNNNNNATGCAA</text:p>
      <text:p text:style-name="Preformatted_20_Text"><text:s text:c="16"/>******************************** <text:s text:c="21"/>******</text:p>
      <text:p text:style-name="Preformatted_20_Text"/>
      <text:p text:style-name="Preformatted_20_Text">unmasked <text:s text:c="7"/>TATGGAATCCCCAAGGAAGCAATTGTTTCCATAAGTATCTGCTGAACACTGGTAAATTGG</text:p>
      <text:p text:style-name="Preformatted_20_Text">masked <text:s text:c="9"/>TATGGAATCCCCAAGGAAGCAATTGTTTCCATAAGTATCTGCTGAACACTGGTAAA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AGACTAAACTGGTAAATTGGTAAATAGAGTAAACAATTGATAAATAGAGTAAACA</text:p>
      <text:p text:style-name="Preformatted_20_Text">masked <text:s text:c="9"/>TAAATAGACTAAACTGGTAAATTGGTAAATAGAGTAAACAATTGATAAATAGAGT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AGTAAACTACACCCCATGTGATCACTTCTGGGGGTTTGAGACGGTTCAGATTTCCT</text:p>
      <text:p text:style-name="Preformatted_20_Text">masked <text:s text:c="9"/>GTGTAGTAAACTACACCCCATGTGATCACTTCTGGGGGTTTGAGACGGTTCAGA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GCAGAGAATTCTACTACTCCTCCAAGTCACTTCCTAAGAGAAGAGACAAAGCTGG</text:p>
      <text:p text:style-name="Preformatted_20_Text">masked <text:s text:c="9"/>CTCCTGCAGAGAATTCTACTACTCCTCCAAGTCACTTCCTAAGAGAAGAGACAAA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AGCTGTATATTCCTTATATGTGGATTTTGTGCTCTCTTGATACCATCGTTCCCATC</text:p>
      <text:p text:style-name="Preformatted_20_Text">masked <text:s text:c="9"/>GAGTAGCTGTATATTCCTTATATGTGGATTTTGTGCTCTCTTGATACCATCGTTCCCAT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CAAAGAAAGCAATATGAGTTCTGGGAAAAAAAAAAAAAAAAAAAAGAAAGAAAAAAAA</text:p>
      <text:p text:style-name="Preformatted_20_Text">masked <text:s text:c="9"/>AGCAAAGAAAGCAATATGAGTTCTGGG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ATTCAGGATAAAAGTAGCTGTTGATATGTCCTTTCTGAACCTACATGAATCACCTCATGT</text:p>
      <text:p text:style-name="Preformatted_20_Text">masked <text:s text:c="9"/>NTTCAGGATAAAAGTAGCTGTTGATATGTCCTTTCTGAACCTACATGAATCACCTCATGT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TTGTAAATATTTGGCAATTTTTTTTTCTACTTTTTTTCAAACCTAATTCAAGTACTTTCA</text:p>
      <text:p text:style-name="Preformatted_20_Text">masked <text:s text:c="9"/>TTGTAAATATTTGGCAATTTTTTTTTCTACTTTTTTTCAAACCTAATTCAAGTAC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TTCGGTTTTTGGTTAATTCATTTCCTATCACATGTATTCTTAGATACTCAAATTG</text:p>
      <text:p text:style-name="Preformatted_20_Text">masked <text:s text:c="9"/>CTTAATTCGGTTTTTGGTTAATTCATTTCCTATCACATGTATTCTTAGATACTCA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TTTCAAATCTAGTTTTTATAGGCTAGCTAGTCAGGAGTTTTAGGAAAAAAAGGAT</text:p>
      <text:p text:style-name="Preformatted_20_Text">masked <text:s text:c="9"/>AGATATTTCAAATCTAGTTTTTATAGGCTAGCTAGTCAGGAGTTTTAGGAAAAAAA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TGTTTGATTGCCCTCGCACTGCAGAAACTCAGAGCACTGCTTATACTTCTGAAA</text:p>
      <text:p text:style-name="Preformatted_20_Text">masked <text:s text:c="9"/>TTTTAATGTTTGATTGCCCTCGCACTGCAGAAACTCAGAGCACTGCTTATACTT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CTCTCGTTTTCACACAGCTGGTGTGCCCATCTGTAAGACATGACATGCCCAACCA</text:p>
      <text:p text:style-name="Preformatted_20_Text">masked <text:s text:c="9"/>TCATACTCTCGTTTTCACACAGCTGGTGTGCCCATCTGTAAGACATGACATGCCC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TGAGGAGGAGGACGCAGTCTGTGAGTGACCTGAGAGCTTTCTTGTCAGGACATGCA</text:p>
      <text:p text:style-name="Preformatted_20_Text">masked <text:s text:c="9"/>GCTATGAGGAGGAGGACGCAGTCTGTGAGTGACCTGAGAGCTTTCTTGTCAGGAC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GTGTGACCAAACAAGGGAAATACACAGATCATCAAAGAAAGGTGTAGCAAAACAA</text:p>
      <text:p text:style-name="Preformatted_20_Text">masked <text:s text:c="9"/>ACATAGTGTGACCAAACAAGGGAAATACACAGATCATCAAAGAAAGGTGTAGCA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TTGTTGGAGTTTGTGTTTGTTTTCTCAACATCTGGGTCCCTGCTCTATGACCCAT</text:p>
      <text:p text:style-name="Preformatted_20_Text">masked <text:s text:c="9"/>GGTTTTTGTTGGAGTTTGTGTTTGTTTTCTCAACATCTGGGTCCCTGCTCTATGAC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TGGCTCTCAGCGACTTGGGGATCTTGAGATCATGCTGCACATGCTCCCTGAATGCA</text:p>
      <text:p text:style-name="Preformatted_20_Text">masked <text:s text:c="9"/>CCACTGGCTCTCAGCGACTTGGGGATCTTGAGATCATGCTGCACATGCTCCCTG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CGAATGGTGCCCCAGGGAACCAGCCAAAGGAATGCAAGGCAGCATACATGCCCAG</text:p>
      <text:p text:style-name="Preformatted_20_Text">masked <text:s text:c="9"/>GAGCACGAATGGTGCCCCAGGGAACCAGCCAAAGGAATGCAAGGCAGCATACATGC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GCCAGGTCTGGTTACAAACTCAGAATATCAAATCTTAGGGTTTCTTTTCTCAGTT</text:p>
      <text:p text:style-name="Preformatted_20_Text">masked <text:s text:c="9"/>CATTTGCCAGGTCTGGTTACAAACTCAGAATATCAAATCTTAGGGTTTCTTTTC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GAGAAATCTAAACAAGGATCAAGAAAGTTGCATTTCTTCCATCCATAAAAAATAAA</text:p>
      <text:p text:style-name="Preformatted_20_Text">masked <text:s text:c="9"/>TGTGGAGAAATCTAAACAAGGATCAAGAAAGTTGCATTTCTTCCATCCATAAAAA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CAGAATCACAGAATCACAGAACTGTAGGGGCTGGAAGGGCCCTCTAGAGATCATG</text:p>
      <text:p text:style-name="Preformatted_20_Text">masked <text:s text:c="9"/>AATCACAGAATCACNNNNNNNNNNNNNNNNNNNNNNNNNNNNNNNNNNNNNNNNNNNNNN</text:p>
      <text:p text:style-name="Preformatted_20_Text"><text:soft-page-break/><text:s text:c="16"/>************** <text:s text:c="45"/></text:p>
      <text:p text:style-name="Preformatted_20_Text"/>
      <text:p text:style-name="Preformatted_20_Text">unmasked <text:s text:c="7"/>ATCTAGTCCAAATCCCCTGCAAACATGGCACCCTCAACCATGTTGCACAGGTAGGC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GGTCTTGAATATCTCCAGAGAACGACACTCCACAACTCCCCTGGGCAGCCT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GCTTCGTCACCCTCACTGTGAAGAAGTTCTTACTCACATTTGTGTGGAACTTCC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TTAGTTTGTGGCTGTTTCCCCTTGTCCTCTTGCCACACACACTGGCCTTGTTC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CCCACACCCTAGATATTTATGGACATTGATAAGATCCCCTCTGACTTCTTTTC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TGAGCAGACCCAGGTCACTCAGCCTTTCCTCATAAGAGAGATGCTCCAGGCC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TCTTTGTGGCCCTGTGCTGGACTCTTTCCAAGAAAAATCATTTTTGTTGTTTTTTT</text:p>
      <text:p text:style-name="Preformatted_20_Text">masked <text:s text:c="9"/>NNNNNNNNNNNNNNNNNNNNNNNNNNNNNNNNNNAGAAAAATCATTTTTGTTGTTTTTTT</text:p>
      <text:p text:style-name="Preformatted_20_Text"><text:s text:c="50"/>**************************</text:p>
      <text:p text:style-name="Preformatted_20_Text"/>
      <text:p text:style-name="Preformatted_20_Text">unmasked <text:s text:c="7"/>TTTCCATCCGTGAAAACCCTGCATTTATAGATGTACATTGCCATCGAGGTATTGTGCTCC</text:p>
      <text:p text:style-name="Preformatted_20_Text">masked <text:s text:c="9"/>TTTCCATCCGTGAAAACCCTGCATTTATAGATGTACATTGCCATCGAGGTATTGTG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CCACTGAAGTTGAGACTTCCTGCATAGATCACATCTCCTCTTGGACAGTGTCTT</text:p>
      <text:p text:style-name="Preformatted_20_Text">masked <text:s text:c="9"/>TCTTTTCCACTGAAGTTGAGACTTCCTGCATAGATCACATCTCCTCTTGGACAGT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CTACATAGTGAAATGTTTTTTCTGTAGAAGTTTCTGGTCACAAATAGAGTTAAGCA</text:p>
      <text:p text:style-name="Preformatted_20_Text">masked <text:s text:c="9"/>CTCTCTACATAGTGAAATGTTTTTTCTGTAGAAGTTTCTGGTCACAAATAGAGTT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CAGACAGTCCTGGGAGCCTGGCTCTCCAGATAGGTTGAATACACAAGGAAACTACA</text:p>
      <text:p text:style-name="Preformatted_20_Text">masked <text:s text:c="9"/>GATGCAGACAGTCCTGGGAGCCTGGCTCTCCAGATAGGTTGAATACACAAGGAAA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ACTCCCATGAGATAACTCAAATTATTGAATTTAGCTGAAGCAGATTCTTTAGCTG</text:p>
      <text:p text:style-name="Preformatted_20_Text">masked <text:s text:c="9"/>TAAGAACTCCCATGAGATAACTCAAATTATTGAATTTAGCTGAAGCAGATTCTTT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ATTATTTTGGGATTCAATCACGTGCTTCTTTCATAAAATCATTGAATCACTAAG</text:p>
      <text:p text:style-name="Preformatted_20_Text">masked <text:s text:c="9"/>AATCAAATTATTTTGGGATTCAATCACGTGCTTCTTT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GTTGGAAAAGACCTGTAAGATCATCCAGTCCAACAGTCCACCTACCACCAGTATTG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AGCATGTTCCTTAGTACTGTACCTACAGGTTTCTTGGTTTCTTGAAAATCTAGAC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ACTCAACAGCTTCCACGGACAGCCTGTTCCAGTGCCTGACCACTCTTTCAGGGA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TATTTGTAATTTCCAACCTGAAAGTCCCCTGGCACAACATGAGGCTATTCCCT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TATTGCTGTCACTTGGAAAAAGAGGCCAACCACCAACTCATCACACCCTCCTTT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TTGTAGAGGTCAATAAGGTCTCCCCTGAGCCTCCTCTTCTCTAGACTAAGCAA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TTCCCTCAGCTATTCCTCAGAAGTCTTGCGCTCCAGTCCCCTCACTACCTCCAGTGA</text:p>
      <text:p text:style-name="Preformatted_20_Text">masked <text:s text:c="9"/>NNNNNNNNNNNNNNNNNNNNNNNNNNNNNNNNNNNNNNNNNNNCTCACTACCTCCAGTGA</text:p>
      <text:p text:style-name="Preformatted_20_Text"><text:s text:c="59"/>*****************</text:p>
      <text:p text:style-name="Preformatted_20_Text"/>
      <text:p text:style-name="Preformatted_20_Text">unmasked <text:s text:c="7"/>ACACTGAAAATTTTCAGGAGAAAAATGGATCATCTTAGTAAAGTTTAGAAACCTTTATGG</text:p>
      <text:p text:style-name="Preformatted_20_Text">masked <text:s text:c="9"/>ACACTGAAAATTTTCAGGAGAAAAATGGATCATCTTAGTAAAGTTTAGAAACCTTT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TATTTTTCTACTATAAAATGCCCTTCAGCCTTTACTAACACTTTCTGTAGAATT</text:p>
      <text:p text:style-name="Preformatted_20_Text">masked <text:s text:c="9"/>TCAAAATATTTTTCTACTATAAAATGCCCTTCAGCCTTTACTAACACTTTCTGTA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GCTATCTAGATAAAATATCTTCTGTTACATTATTCTTTGTGTTCAAAGTCAGTAT</text:p>
      <text:p text:style-name="Preformatted_20_Text">masked <text:s text:c="9"/>ACTTTGCTATCTAGATAAAATATCTTCTGTTACATTATTCTTTGTGTTCAAAGTC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ATCTGTGTTTGTCTTATATGATTGTTGTTGTTATTGATAAGCTAAATACATTATGC</text:p>
      <text:p text:style-name="Preformatted_20_Text">masked <text:s text:c="9"/>TCACATCTGTGTTTGTCTTATATGATTGTTGTTGTTATTGATAAGCTAAATACATT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TACAGTGCTACATAGATTTTTTTTTTAACTGACTGTTCTGATTTCTCATACAATC</text:p>
      <text:p text:style-name="Preformatted_20_Text">masked <text:s text:c="9"/>AGTTTTACAGTGCTACATAGATTTTTTTTTTAACTGACTGTTCTGATTTCTCATAC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TCCTCTTTTCTAAG<text:span text:style-name="T1">ATAGAAACAGACAAAATCTTCACATCTGAGTTCTAGCATG</text:span></text:p>
      <text:p text:style-name="Preformatted_20_Text">masked <text:s text:c="9"/>TTTTCATCCTCTTTTCTAAG<text:span text:style-name="T1">ATAGAAACAGACAAAATCTTCACATCTGAGTTCTAGCA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CATAAAAAAATGCTATGAGAGGTCTACACAGACAAACAAAAGCCTCTTCAAAGTTGAA</text:span></text:p>
      <text:p text:style-name="Preformatted_20_Text">masked <text:s text:c="9"/><text:span text:style-name="T1">ATCATAAAAAAATGCTATGAGAGGTCTACACAGACAAACAAAAGCCTCTTCAAAGT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CTCTGAAATACACACCTACACCTACTGCAGGGAGTAGCAGGAATGCTTCAGGAGATA</text:span></text:p>
      <text:p text:style-name="Preformatted_20_Text">masked <text:s text:c="9"/><text:span text:style-name="T1">TGTCTCTGAAATACACACCTACACCTACTGCAGGGAGTAGCAGGAATGCTTCAGGAGA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TTAAAGTTCCACTATAGCTAGACTGTAAGTTTCAATTCTATGTTACACAGCTTCATAA</text:span></text:p>
      <text:p text:style-name="Preformatted_20_Text">masked <text:s text:c="9"/><text:span text:style-name="T1">ATTTAAAGTTCCACTATAGCTAGACTGTAAGTTTCAATTCTATGTTACACAGCTTCATAA</text:span>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<text:span text:style-name="T1">GAACAA</text:span>TAAGCCTGATTAAGCTAAAATACTTAATTTAATTACTCTAAAACCAGCAGAATT</text:p>
      <text:p text:style-name="Preformatted_20_Text">masked <text:s text:c="9"/><text:span text:style-name="T1">GAACAA</text:span>TAAGCCTGATTAAGCTAAAATACTTAATTTAATTACTCTAAAACCAGCA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AGTATTAGAATGAAGGCAGAAGCAGCCTAGGGACATCAGAACAGTAAAGGATTTT</text:p>
      <text:p text:style-name="Preformatted_20_Text">masked <text:s text:c="9"/>TATATAGTATTAGAATGAAGGCAGAAGCAGCCTAGGGACATCAGAACAGTAAAGG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TGCTGAGCAGCGAGAGTGTTTGCATCAACTAAACTTTCTTCAGATAGATGTAGAG</text:p>
      <text:p text:style-name="Preformatted_20_Text">masked <text:s text:c="9"/>GCACATGCTGAGCAGCGAGAGTGTTTGCATCAACTAAACTTTCTTCAGATAGATGT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AGAGATTTCCTCTAGCCCTAAGAGCATTTGAGTCAGCAGTCTAAGATGCCTTAAAT</text:p>
      <text:p text:style-name="Preformatted_20_Text">masked <text:s text:c="9"/>GCCCAGAGATTTCCTCTAGCCCTAAGAGCATTTGAGTCAGCAGTCTAAGATGCC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CCAGCTGATGCAGTGGTCAGCTGCTAAATTCCTTTTATATACCCCCTACTGGGCAC</text:p>
      <text:p text:style-name="Preformatted_20_Text">masked <text:s text:c="9"/>GGTGCCAGCTGATGCAGTGGTCAGCTGCTAAATTCCTTTTATATACCCCCTACTGG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TGTTAAGGAAGATATGTAAGAGCTGCAGATAATAATGGGGTTTGTAAGGCAAGTGCC</text:p>
      <text:p text:style-name="Preformatted_20_Text">masked <text:s text:c="9"/>GGCTGTTAAGGAAGATATGTAAGAGCTGCAGATAATAATGGGGTTTGTAAGGCAAG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CTGCAGCTATTTCACAAGATGTCGTATGTCACAAACAGCAGCTAGGATACCTACTA</text:p>
      <text:p text:style-name="Preformatted_20_Text">masked <text:s text:c="9"/>TTAACTGCAGCTATTTCACAAGATGTCGTATGTCACAAACAGCAGCTAGGATACCT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ATACTATGTAAAACCGAGCAGTGTAATTTTACATTAGATATAGAATGTATGAGTTG</text:p>
      <text:p text:style-name="Preformatted_20_Text">masked <text:s text:c="9"/>TAGGATACTATGTAAAACCGAGCAGTGTAATTTTACATTAGATATAGAATGTATGA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CCTCAAAGGGATACCTCTCCTGTTTCATTTTATTATTTTAGACTGTCTGCTTTATT</text:p>
      <text:p text:style-name="Preformatted_20_Text">masked <text:s text:c="9"/>TATGCCTCAAAGGGATACCTCTCCTGTTTCATTTTATTATTTTAGACTGTCTGCT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CATTTTTAATTGGAGTTGTTCCCTTCATGCAAACAGTCTGAAGATAGCAGAGAG</text:p>
      <text:p text:style-name="Preformatted_20_Text">masked <text:s text:c="9"/>TCATTTCATTTTTAATTGGAGTTGTTCCCTTCATGCAAACAGTCTGAAGATAGCAG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CAGAATAAGAGAGAATTTAGTTCTGTTCTGAAAATAAATCAGGGCAAAACTCCAG</text:p>
      <text:p text:style-name="Preformatted_20_Text">masked <text:s text:c="9"/>TGATCCAGAATAAGAGAGAATTTAGTTCTGTTCTGAAAATAAATCAGGGCAAAACT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CTTAGTGGGATGGAGGAATAGCTTCCATTATCTGGCAAGCCATATGGAATTATTT</text:p>
      <text:p text:style-name="Preformatted_20_Text">masked <text:s text:c="9"/>CTGACCTTAGTGGGATGGAGGAATAGCTTCCATTATCTGGCAAGCCATATGGAAT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GTTATAGAAGTTGAGATCTTTACATATTATACCTAAAAGACTCCCTTGTCACATT</text:p>
      <text:p text:style-name="Preformatted_20_Text">masked <text:s text:c="9"/>ATTCTGTTATAGAAGTTGAGATCTTTACATATTATACCTAAAAGACTCCCTTGTC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CAAAAGTAATTAGCAAGGGGAGAGATCTGCAGAACAGTCTGAACTTCTCAGTACT</text:p>
      <text:p text:style-name="Preformatted_20_Text">masked <text:s text:c="9"/>AATCTCAAAAGTAATTAGCAAGGGGAGAGATCTGCAGAACAGTCTGAACTTCTCA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AGTTTTAATTGGAGAAGTTTTTACTTCAGTCAAGCAAGTCTGTTCCTGTCCAAAA</text:p>
      <text:p text:style-name="Preformatted_20_Text">masked <text:s text:c="9"/>TCTTCAGTTTTAATTGGAGAAGTTTTTACTTCAGTCAAGCAAGTCTGTTCCTGTCCAA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CTAGATAGAATACCATGTTTTAAAGTGCTGCAGTTTCTTTATAAGTAAAATGGATTTT</text:p>
      <text:p text:style-name="Preformatted_20_Text">masked <text:s text:c="9"/>TACTAGATAGAATACCATGTTTTAAAGTGCTGCAGTTTCTTTATAAGTAAAATGG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CTATACTGCATGCCAGAACGGCCCTCACATCTGTTTTCTTTTCTCTGCGTTAAGG<text:span text:style-name="T1">A</text:span></text:p>
      <text:p text:style-name="Preformatted_20_Text">masked <text:s text:c="9"/>CCTGCTATACTGCATGCCAGAACGGCCCTCACATCTGTTTTCTTTTCTCTGCGTTAAGG<text:span text:style-name="T1">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CAAACCTTTCTTCATATAAAAGGAAATATTCACCTTGCAAAATTCCAAATGCAGAGTTG</text:span></text:p>
      <text:p text:style-name="Preformatted_20_Text">masked <text:s text:c="9"/><text:span text:style-name="T1">CCAAACCTTTCTTCATATAAAAGGAAATATTCACCTTGCAAAATTCCAAATGCAGAG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GTATCCATCTCATAGATAGTTTACAGTAAAAATTTCCTTACTTTGGTTAAGATAGGAT</text:span></text:p>
      <text:p text:style-name="Preformatted_20_Text">masked <text:s text:c="9"/><text:span text:style-name="T1">TGGTATCCATCTCATAGATAGTTTACAGTAAAAATTTCCTTACTTTGGTTAAGATAGG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TGTTGATGTAATATTCGCTCATGAAGTTGAGAGTGCTGGCTTTGAAGGTCAGAATATG</text:span></text:p>
      <text:p text:style-name="Preformatted_20_Text">masked <text:s text:c="9"/><text:span text:style-name="T1">AGTGTTGATGTAATATTCGCTCATGAAGTTGAGAGTGCTGGCTTTGAAGGTCAGAATA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CCTTCTGCATGA</text:span>AGCCTGAGAAGCAACATTATTGATGATGGATACTGACAAATTGC</text:p>
      <text:p text:style-name="Preformatted_20_Text">masked <text:s text:c="9"/><text:span text:style-name="T1">TGTACCTTCTGCATGA</text:span>AGCCTGAGAAGCAACATTATTGATGATGGATACTGACAAA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GAGACCAGACACAATGTAAAATCTGTATCCCAGTATTATTGGAGATCACTGTGAT</text:p>
      <text:p text:style-name="Preformatted_20_Text">masked <text:s text:c="9"/>AAAGAGAGACCAGACACAATGTAAAATCTGTATCCCAGTATTATTGGAGATCACTG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ATTAAGAATCTGTATAGAGCAAAATCCTTTTTCAACATAAAGGTAAGGCACCAG</text:p>
      <text:p text:style-name="Preformatted_20_Text">masked <text:s text:c="9"/>TCTTTTATTAAGAATCTGTATAGAGCAAAATCCTTTTTCAACATAAAGGTAAGGCA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AAATTTGAGTTTAATACATACAAATGATGTGTTGAT<text:span text:style-name="T1">TTACTATGAAGATCCAAAA</text:span></text:p>
      <text:p text:style-name="Preformatted_20_Text">masked <text:s text:c="9"/>AAATTAAATTTGAGTTTAATACATACAAATGATGTGTTGAT<text:span text:style-name="T1">TTACTATGAAGATCCA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GCTGTCATAGGCTACGTACAGTGGGTAAAGTCCTTGGTTGATGCTCCAACAAAGGGTC</text:span></text:p>
      <text:p text:style-name="Preformatted_20_Text">masked <text:s text:c="9"/><text:span text:style-name="T1">TGGCTGTCATAGGCTACGTACAGTGGGTAAAGTCCTTGGTTGATGCTCCAACAAAGGGT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TACAACCTCTTCACAGCTGCAGCTCTTACGGTTT</text:span>CAAAGCCTGCCTGACCAATCTGGT</text:p>
      <text:p text:style-name="Preformatted_20_Text">masked <text:s text:c="9"/><text:span text:style-name="T1">AGTACAACCTCTTCACAGCTGCAGCTCTTACGGTTT</text:span>NNNNNNNNNNNNNNNNNNNNNNNN</text:p>
      <text:p text:style-name="Preformatted_20_Text"><text:s text:c="16"/>************************************ <text:s text:c="23"/></text:p>
      <text:p text:style-name="Preformatted_20_Text"/>
      <text:p text:style-name="Preformatted_20_Text">unmasked <text:s text:c="7"/>GGCCTTCTATGATGGAGTGACGGCATTGGTGGACTGGGGAAGGGTGGTGGATGTCATC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GGACTTCTGCAAAGCCTTTGACATGGTCCCTCACCACATCCTTCTCTCTAAAT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TGTGGATTTGAAAGATGGACTGTTTGATGTGTTAAGAACTGGTTGGCTGGTC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AAGGGTTGTGATCAACGTTTCTGTGTCGGGTGGAGGCTGGTCACAAGTGGTGTCCCC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TAAGGGTCAGTATTGGAACCGGTGCTCTTCAACATCTTCATCAACAACACAGACAAT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GAGTGCACCCTCAGCAAGTTTGCAGACTACACCAATCTGAGCAGTGCACTCGAT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AAGGAAGAGAAACCTTCCACAGGGACTTGGACAGGCTGGAAAAGTGGGCACA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CTGATAAGGTTCAGTATGGCCAAGTGCAAGGTATTGCAAACGGGCCAGGGAAAT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TACTTATATAGAATGGAGAAAGATCTCCTTGAGAGCAGCACTGCAGAGAAGGA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TTCTGGTGGATGAGAAGCTGGACATGAGCCAGCAGTGTGCACTTGCAGCCCAG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AACTCTGTTCTGGGCTGCACTAAAAGAGGAGTGGCCAGCAGGGATTGGGAGGTG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CCCCTCTACTCAGCTCTTGTGAGGCCCCATCTGGAGTACTGCATCCAGGCATGG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CTACAGGAAGGATGTGGAGCTCTTAGAGCAGGTCCAGAGGAGGGCCACTAGGA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AGGGCTGGAGCACCTCTCCTGTGAGGAGAGGTTGAGGGAACTGGGCTTGTTC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AGAAGAGAAGACTCCGGGAAGACCTCATTGCGGCCTTCCAGTACTTGAAAGGAG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AACAGGAGAGGGAATGTCTGTTTACATGGGTTGATAGTGATAGCACAAGGGGG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TTAAGCTGAGACAGGGGAGGTTCAGGTTAGATATTAGGAGGAAGTTTTTCACCC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GTGACACACTGGAACAGGTTGCCCAAGGAGGCTGTGGATGCCCCATCCCTG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CCAGGGCTAGGCTGGATGTGGCTCTGGGCAGCCTGGTATGGTGGTTGGTGACCCTGC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TAGCAAGGGGGTTGAAACTTGATGATCTTTGTGGTCCTTTTCAACACAGGCCA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ATTCTATGATTCAGTCTGGAGAAGAGAAGGCTGTGAGGTGACCTAATAGCAGGG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TACCTAAAGGGGAGCTACAGGAAAGAAGGGCAGAGACTCTTCAGCAAGGTCT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TAGAACAAGCTGAAATAGCTTCAAACCCCAAAAGGGTACATTGAGATAGGAGAT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AAAGTCTTTAACAGAGAGGGTGGCGAGACACTAGAACATGTTGCCCAGAGTTG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TTTGCCTCATCCCTGGGGACTTTCAAGGATAGGGTCGATCTGTCCCTGGGCAG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CCTGTTCATTGCAGGAGAGATGGACTAGATAGCCTTTAAAGGTCTCTTCCAAC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TACTCTATGATTCTGTGATTCTATGATTCTGTGATCCAGGTCAGCGAGGTCTAGGCC</text:p>
      <text:p text:style-name="Preformatted_20_Text">masked <text:s text:c="9"/>NNNNNNNNNNNNNNNNNGTGATTCTATGATTCTGTGATCCAGGTCAGCGAGGTCTAGGCC</text:p>
      <text:p text:style-name="Preformatted_20_Text"><text:s text:c="33"/>*******************************************</text:p>
      <text:p text:style-name="Preformatted_20_Text"/>
      <text:p text:style-name="Preformatted_20_Text">unmasked <text:s text:c="7"/>CATATGACCTTTCTCCCTTCACTTTTTGTACATAGAAATTCTGTAGGAGTATTGAGCTCT</text:p>
      <text:p text:style-name="Preformatted_20_Text">masked <text:s text:c="9"/>CATATGACCTTTCTCCCTTCACTTTTTGTACATAGAAATTCTGTAGGAGTATTGA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ACTTCTGGACCAGAAAAGCTCTATTTTTCTGATGTTATCAGCCATGAAGAGATGA</text:p>
      <text:p text:style-name="Preformatted_20_Text">masked <text:s text:c="9"/>TGTACACTTCTGGACCAGAAAAGCTCTATTTTTCTGATGTTATCAGCCATGAAGAG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CAAAAGTCAGTGCACAGAAATACAGTTCACCTTATTAGAGGAAGAAAATGGCTTT</text:p>
      <text:p text:style-name="Preformatted_20_Text">masked <text:s text:c="9"/>AGAATCAAAAGTCAGTGCACAGAAATACAGTTCACCTTATTAGAGGAAGAAAATG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TAAAACATTCAGGAAAATCTGAACCAGAAGGAGAAGTGCATTTGGTAGGTAACAAA</text:p>
      <text:p text:style-name="Preformatted_20_Text">masked <text:s text:c="9"/>GATTTAAAACATTCAGGAAAATCTGAACCAGAAGGAGAAGTGCATTTGGTAGGT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AATACACAAAAGCTTGGGAACCTTGAGAATGAAAAACAAAAAACAAAATATTTTT</text:p>
      <text:p text:style-name="Preformatted_20_Text">masked <text:s text:c="9"/>GCATGAATACACAAAAGCTTGGGAACCTTGAGAATGAAAAACAAAAAACAAAATA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ATAATTCAGCCAAGGGTTAGAGAAAACATAACTATATGTTACAGACATCTTCTC</text:p>
      <text:p text:style-name="Preformatted_20_Text">masked <text:s text:c="9"/>TCTTTTATAATTCAGCCAAGGGTTAGAGAAAACATAACTATATGTTACAGACATCTTC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AGATCATAAAGTGAATGAATGCTCATTCACTGTCATTTGTCCTTCACAGTGCTTCAGA</text:p>
      <text:p text:style-name="Preformatted_20_Text">masked <text:s text:c="9"/>AGAGATCATAAAGTGAATGAATGCTCATTCACTGTCATTTGTCCTTCACAGTGCT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CCAAACAAATACTGTTAAAAATTCTGTTAGGTCTCCGATAATAAGCAAAACAAGG</text:p>
      <text:p text:style-name="Preformatted_20_Text">masked <text:s text:c="9"/>GTATCCCAAACAAATACTGTTAAAAATTCTGTTAGGTCTCCGATAATAAGCAAAAC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GCTGATAACTTTTCCTGTGAACGCTGGATAGACCACATGCACTTTCAAAAAAGGA</text:p>
      <text:p text:style-name="Preformatted_20_Text">masked <text:s text:c="9"/>ATTTTGCTGATAACTTTTCCTGTGAACGCTGGATAGACCACATGCACTTTCAAA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GCAGTGAAGGACAAAGGACATTTTTGACTCCCTCCAGTACAGTACATACTCTTTA</text:p>
      <text:p text:style-name="Preformatted_20_Text">masked <text:s text:c="9"/>AGTGCGCAGTGAAGGACAAAGGACATTTTTGACTCCCTCCAGTACAGTACATACT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ACTGTAAAGACAGTCTGAAACCATGGTAAGTACAGAGCTCTATTCATTTTCCTTT</text:p>
      <text:p text:style-name="Preformatted_20_Text">masked <text:s text:c="9"/>GCAGAACTGTAAAGACAGTCTGAAACCATGGTAAGTACAGAGCTCTATTCATTTT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TATGAATGCATAATATTTAGTATTAAAACTATATGGGATGTGACTGTAAAACTTT</text:p>
      <text:p text:style-name="Preformatted_20_Text">masked <text:s text:c="9"/>TACTATATGAATGCATAATATTTAGTATTAAAACTATATGGGATGTGACTGTAAA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TAGTTACAATAATTTTCAACTCAGTTTCTTGCAGCTTACTTCCTGCTTTTGAGGG</text:p>
      <text:p text:style-name="Preformatted_20_Text">masked <text:s text:c="9"/>AAACATAGTTACAATAATTTTCAACTCAGTTTCTTGCAGCTTACTTCCTGCTTTTG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AGAAACTTTTTAGTTTTTTTCTGTTTCTTCATCATAAGAACCAGTTTCTGTGTAT</text:p>
      <text:p text:style-name="Preformatted_20_Text">masked <text:s text:c="9"/>CATGAAGAAACTTTTTAGTTTTTTTCTGTTTCTTCATCATAAGAACCAGTTTCTG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CAGATTCTGAAATTCAAAAGTAAGGAAAAGACAACAGCTTCTTTCAAGACTAAGCT</text:p>
      <text:p text:style-name="Preformatted_20_Text">masked <text:s text:c="9"/>CTTACAGATTCTGAAATTCAAAAGTAAGGAAAAGACAACAGCTTCTTTCAAGACTAAGCT</text:p>
      <text:p text:style-name="Preformatted_20_Text"><text:s text:c="16"/>************************************************************</text:p>
      <text:p text:style-name="Preformatted_20_Text"/>
      <text:p text:style-name="P1">unmasked <text:s text:c="7"/>GAAAAATAAGTTTGTAGATCTAGAGGAATTCTGCAGTCAGGTGTCAATATGATACCAAGC</text:p>
      <text:p text:style-name="Preformatted_20_Text">masked <text:s text:c="9"/>GAAAAATAAGTTTGTAGATCTAGAGGAATTCTGCAGTCAGGTGTCAATATGATACCAAGC</text:p>
      <text:p text:style-name="P1"><text:s text:c="16"/>************************************************************ <text:s text:c="9"/></text:p>
      <text:p text:style-name="Preformatted_20_Text"/>
      <text:p text:style-name="P1">unmasked <text:s text:c="7"/>CAGAAATGAGAGGATGTCATAATGCCAGGAAGACATTATACTG</text:p>
      <text:p text:style-name="Preformatted_20_Text">masked <text:s text:c="9"/>CAGAAATGAGAGGATGTCATAATGCCAGGAAGACATTATACTG</text:p>
      <text:p text:style-name="P3"><text:s text:c="16"/>******************************************* <text:s text:c="40"/></text:p>
      <text:p text:style-name="Horizontal_20_Line"><text:bookmark text:name="clustalw.dnd"/></text:p>
      <text:p text:style-name="Preformatted_20_Text"><text:a xlink:type="simple" xlink:href="https://www.genome.jp/tools-bin/pushfile?220402190128mN1tG+clustalw.dnd" text:style-name="Internet_20_link" text:visited-style-name="Visited_20_Internet_20_Link">clustalw.dnd</text:a></text:p>
      <text:p text:style-name="Preformatted_20_Text"/>
      <text:p text:style-name="P2">(unmasked:0.1185,masked:0.1185);</text:p>
      <text:p text:style-name="P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2T15:19:15.851523664</meta:creation-date>
    <dc:date>2022-04-02T23:05:19.338041678</dc:date>
    <meta:editing-duration>PT3H53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8" meta:paragraph-count="777" meta:word-count="1284" meta:character-count="58045" meta:non-whitespace-character-count="45790"/>
  </office:meta>
</office:document-meta>
</file>